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f9ed5"/>
    </style:style>
    <style:style style:name="P2" style:family="paragraph" style:parent-style-name="Standard">
      <style:text-properties officeooo:rsid="002706d3" officeooo:paragraph-rsid="002ea6a8"/>
    </style:style>
    <style:style style:name="P3" style:family="paragraph" style:parent-style-name="Standard">
      <style:text-properties officeooo:rsid="002967d7" officeooo:paragraph-rsid="002ea6a8"/>
    </style:style>
    <style:style style:name="P4" style:family="paragraph" style:parent-style-name="Standard">
      <style:text-properties officeooo:rsid="002967d7" officeooo:paragraph-rsid="002967d7"/>
    </style:style>
    <style:style style:name="P5" style:family="paragraph" style:parent-style-name="Standard">
      <style:text-properties fo:font-style="italic" officeooo:rsid="002967d7" officeooo:paragraph-rsid="002967d7" style:font-style-asian="italic" style:font-style-complex="italic"/>
    </style:style>
    <style:style style:name="P6" style:family="paragraph" style:parent-style-name="Standard">
      <style:text-properties officeooo:rsid="00304e10" officeooo:paragraph-rsid="00304e10"/>
    </style:style>
    <style:style style:name="P7" style:family="paragraph" style:parent-style-name="Standard">
      <style:text-properties officeooo:paragraph-rsid="001f9ed5"/>
    </style:style>
    <style:style style:name="P8" style:family="paragraph" style:parent-style-name="First_20_line_20_indent" style:list-style-name="L1"/>
    <style:style style:name="P9" style:family="paragraph" style:parent-style-name="First_20_line_20_indent" style:list-style-name="L2"/>
    <style:style style:name="P10" style:family="paragraph" style:parent-style-name="First_20_line_20_indent">
      <style:text-properties officeooo:rsid="0031f6e4" officeooo:paragraph-rsid="0032debb"/>
    </style:style>
    <style:style style:name="P11" style:family="paragraph" style:parent-style-name="First_20_line_20_indent" style:list-style-name="L3"/>
    <style:style style:name="P12" style:family="paragraph" style:parent-style-name="First_20_line_20_indent" style:list-style-name="L4"/>
    <style:style style:name="P13" style:family="paragraph" style:parent-style-name="First_20_line_20_indent" style:list-style-name="L5"/>
    <style:style style:name="P14" style:family="paragraph" style:parent-style-name="First_20_line_20_indent">
      <style:text-properties officeooo:rsid="0032debb" officeooo:paragraph-rsid="0032debb"/>
    </style:style>
    <style:style style:name="P15" style:family="paragraph" style:parent-style-name="Heading_20_3">
      <style:text-properties officeooo:rsid="0031f6e4" officeooo:paragraph-rsid="0032debb"/>
    </style:style>
    <style:style style:name="T1" style:family="text">
      <style:text-properties fo:language="en" fo:country="US" officeooo:rsid="001f9ed5"/>
    </style:style>
    <style:style style:name="T2" style:family="text">
      <style:text-properties fo:language="en" fo:country="US" officeooo:rsid="002ce5a8"/>
    </style:style>
    <style:style style:name="T3" style:family="text">
      <style:text-properties officeooo:rsid="002967d7"/>
    </style:style>
    <style:style style:name="T4" style:family="text">
      <style:text-properties officeooo:rsid="002a2ba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ea6a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1f6e4"/>
    </style:style>
    <style:style style:name="T9" style:family="text">
      <style:text-properties officeooo:rsid="0032d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aulo Canedo C. Rodrigues</text:h>
      <text:p text:style-name="P1"><text:span text:style-name="T1">Brazilian | </text:span><text:a xlink:type="simple" xlink:href="mailto:paulocanedo@gmail.com" text:style-name="Internet_20_link" text:visited-style-name="Visited_20_Internet_20_Link">paulocanedo@gmail.com</text:a><text:span text:style-name="T1"> </text:span><text:span text:style-name="T2">| </text:span><text:a xlink:type="simple" xlink:href="https://github.com/paulocanedo" text:style-name="Internet_20_link" text:visited-style-name="Visited_20_Internet_20_Link"><text:span text:style-name="T3">https://github.com/paulocanedo</text:span></text:a></text:p>
      <text:p text:style-name="P1"/>
      <text:h text:style-name="Heading_20_2" text:outline-level="2">Software Developer</text:h>
      <text:p text:style-name="First_20_line_20_indent">I am consider myself as a self-taught and in love for technology, specially programming. I am live at a small-medium city on the middle of Brazil, I like to play Starcraft and watch some tournaments, also I like soccer and other sports. Sometimes I study OpenGL because graphics computer is very interesting, currently I have dedicated to learn about IoT making some automations at home.</text:p>
      <text:h text:style-name="Heading_20_2" text:outline-level="2">Technical Skills</text:h>
      <text:p text:style-name="List_20_Indent"><text:span text:style-name="T5">Languages:</text:span> JavaScript, Java, C++, <text:span text:style-name="T8">PHP, C, Python, Objective C, Lua</text:span></text:p>
      <text:p text:style-name="List_20_Indent"><text:span text:style-name="T5">Operation Systems:</text:span> Linux, OSX, Windows</text:p>
      <text:p text:style-name="List_20_Indent"><text:span text:style-name="T5">Database: </text:span>MySQL, PostgreSQL, MongoDB</text:p>
      <text:h text:style-name="Heading_20_2" text:outline-level="2">Professional Experience</text:h>
      <text:h text:style-name="Heading_20_3" text:outline-level="3">2011 to Present - Tribunal de Justiça do Tocantins</text:h>
      <text:p text:style-name="First_20_line_20_indent">Working with a development team (~10 devs) in a system to manage juridical process of State government. Developed some modules, improvement of performance, install and configuration of production servers.</text:p>
      <text:list xml:id="list3410455782" text:style-name="L1">
        <text:list-item>
          <text:p text:style-name="P8">PHP: the main programming language in the system</text:p>
        </text:list-item>
        <text:list-item>
          <text:p text:style-name="P8">python: make helping scripts</text:p>
        </text:list-item>
        <text:list-item>
          <text:p text:style-name="P8">bash: make scripts to bootstrap virtual machines (development and production)</text:p>
        </text:list-item>
        <text:list-item>
          <text:p text:style-name="P8">mongodb: used gridfs to cache pdf document merges</text:p>
        </text:list-item>
        <text:list-item>
          <text:p text:style-name="P8">vagrant: configure virtual machine for development</text:p>
        </text:list-item>
        <text:list-item>
          <text:p text:style-name="P8">gitlab: install and configure to handle everything on the system</text:p>
        </text:list-item>
        <text:list-item>
          <text:p text:style-name="P8">apache + php-fpm: install and configure to use as application server</text:p>
        </text:list-item>
        <text:list-item>
          <text:p text:style-name="P8">nginx: install and configure to use as reverse proxy + static content</text:p>
        </text:list-item>
        <text:list-item>
          <text:p text:style-name="P8">prometheus: install and configure to collect servers data</text:p>
        </text:list-item>
        <text:list-item>
          <text:p text:style-name="P8">grafana: install and configure to notify about alerts and present servers data</text:p>
        </text:list-item>
      </text:list>
      <text:p text:style-name="First_20_line_20_indent"/>
      <text:p text:style-name="First_20_line_20_indent">Development of a website to search jurisprudence related to the State government justice.</text:p>
      <text:list xml:id="list924530978" text:style-name="L2">
        <text:list-item>
          <text:p text:style-name="P9">PHP</text:p>
        </text:list-item>
        <text:list-item>
          <text:p text:style-name="P9"><text:soft-page-break/>smarty template</text:p>
        </text:list-item>
        <text:list-item>
          <text:p text:style-name="P9">bootstrap css</text:p>
        </text:list-item>
        <text:list-item>
          <text:p text:style-name="P9">apache solr (install and configuration)</text:p>
        </text:list-item>
        <text:list-item>
          <text:p text:style-name="P9">web service REST: receives data from other internal system</text:p>
        </text:list-item>
      </text:list>
      <text:p text:style-name="First_20_line_20_indent"/>
      <text:p text:style-name="First_20_line_20_indent">Development of a Java Desktop application for PDF Documents sign compatible with ICPBrasil certs structure and pkcs11 hardware.</text:p>
      <text:list xml:id="list2233498535" text:style-name="L3">
        <text:list-item>
          <text:p text:style-name="P11">https://eproc.tjto.jus.br/ferramentas/assinadortjto/AssinadorTJTO.jar</text:p>
        </text:list-item>
        <text:list-item>
          <text:p text:style-name="P11">iText: insert content signed into PDF Document</text:p>
        </text:list-item>
        <text:list-item>
          <text:p text:style-name="P11">PDF-Renderer: library to generate Java Image objects from PDF</text:p>
        </text:list-item>
        <text:list-item>
          <text:p text:style-name="P11">Bouncycastle: crypto provider for Java</text:p>
        </text:list-item>
      </text:list>
      <text:h text:style-name="Heading_20_3" text:outline-level="3">2010 to 2011 – FCAS Organização Inteligente de Documentos</text:h>
      <text:p text:style-name="First_20_line_20_indent">Developing a Java desktop application that scans and management access to physical documents. it used:</text:p>
      <text:list xml:id="list3443625316" text:style-name="L4">
        <text:list-item>
          <text:p text:style-name="P12">Java: popular programming language</text:p>
        </text:list-item>
        <text:list-item>
          <text:p text:style-name="P12">Swing: UI framework</text:p>
        </text:list-item>
        <text:list-item>
          <text:p text:style-name="P12">tesseract: OCR library to index scanned documents</text:p>
        </text:list-item>
        <text:list-item>
          <text:p text:style-name="P12">apache lucene: full text search</text:p>
        </text:list-item>
        <text:list-item>
          <text:p text:style-name="P12">mysql server: relational database</text:p>
        </text:list-item>
        <text:list-item>
          <text:p text:style-name="P12">Java Advanced Imaging: library to convert document image to TIFF GROUP 4 resulting in a tiny file</text:p>
        </text:list-item>
      </text:list>
      <text:h text:style-name="Heading_20_3" text:outline-level="3">2008 to 2009 – <text:span text:style-name="T4">Tribunal de Contas do Estado do Tocantins</text:span></text:h>
      <text:p text:style-name="First_20_line_20_indent">Development of a Java Desktop application for government finance audit of the State of Tocantins. it used:</text:p>
      <text:list xml:id="list4260937509" text:style-name="L5">
        <text:list-item>
          <text:p text:style-name="P13">Java: a popular programming language</text:p>
        </text:list-item>
        <text:list-item>
          <text:p text:style-name="P13">NetBeans Platform: a easy way to develop a Desktop application upgradeable</text:p>
        </text:list-item>
        <text:list-item>
          <text:p text:style-name="P13">SAX Parser: read xml files bigger than 1GB</text:p>
        </text:list-item>
        <text:list-item>
          <text:p text:style-name="P13">apache derby: a client side database to cache and analyses data</text:p>
        </text:list-item>
      </text:list>
      <text:p text:style-name="First_20_line_20_indent"/>
      <text:h text:style-name="Heading_20_3" text:outline-level="3">2007 to 2008 – Universidade Federal do Tocantins</text:h>
      <text:p text:style-name="P14">some classes about:</text:p>
      <text:p text:style-name="P14"><text:soft-page-break/>- sockets</text:p>
      <text:p text:style-name="P14">- RMI (Remote Method Invocation)</text:p>
      <text:p text:style-name="P14">- MPI (Message Passing Interface)</text:p>
      <text:p text:style-name="P14">- image filters and convolution</text:p>
      <text:p text:style-name="P14">- OpenGL</text:p>
      <text:p text:style-name="P14">- Java2d</text:p>
      <text:h text:style-name="Heading_20_3" text:outline-level="3">2007 to 2008 – REDESAT Tocantins</text:h>
      <text:p text:style-name="First_20_line_20_indent">Development of prize draw application for radio listeners written in ruby and rails + mysql</text:p>
      <text:h text:style-name="Heading_20_3" text:outline-level="3">2006 to 2007 – CREA-TO</text:h>
      <text:p text:style-name="First_20_line_20_indent">Development of a web application to manage internal document, written in Java Server Faces.</text:p>
      <text:h text:style-name="Heading_20_3" text:outline-level="3">2004 to 2005 – inova10</text:h>
      <text:p text:style-name="First_20_line_20_indent">Development of a C++ Desktop application over Borland Builder and layer access to Firebird database.</text:p>
      <text:p text:style-name="Text_20_body"/>
      <text:h text:style-name="P15" text:outline-level="3">2016 February/March – Mozilla Mountain View</text:h>
      <text:p text:style-name="P10">Worked as a volunteer in Connected Devices for a month with QA team</text:p>
      <text:h text:style-name="Heading_20_2" text:outline-level="2">Education &amp; Certifications</text:h>
      <text:p text:style-name="P2"><text:span text:style-name="T7">Bachelor of Computer Science</text:span> - Universidade Federal do Tocantins – Palmas, Brazil</text:p>
      <text:p text:style-name="P3"><text:span text:style-name="T7">Specialization course in Mobile Development </text:span>- Faculdade Catolica do Tocantins – Palmas, Brazil</text:p>
      <text:p text:style-name="P5">Sun Certified Java Programmer <text:span text:style-name="T6">1.6</text:span></text:p>
      <text:p text:style-name="P4"><text:span text:style-name="T7">Interactive Computer Graphics with WebGL</text:span> – Coursera Online</text:p>
      <text:p text:style-name="P6"><text:a xlink:type="simple" xlink:href="https://www.coursera.org/account/accomplishments/certificate/E5SQDSVRA4" text:style-name="Internet_20_link" text:visited-style-name="Visited_20_Internet_20_Link">https://www.coursera.org/account/accomplishments/certificate/E5SQDSVRA4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 style:master-page-name="">
      <loext:graphic-properties draw:fill-image-width="0cm" draw:fill-image-height="0cm"/>
      <style:paragraph-properties fo:margin-left="0cm" fo:margin-right="0cm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anedo</meta:initial-creator>
    <meta:creation-date>2015-09-18T09:18:34.532225108</meta:creation-date>
    <dc:date>2018-04-19T09:05:43.417335040</dc:date>
    <meta:editing-duration>PT5H59M59S</meta:editing-duration>
    <meta:editing-cycles>13</meta:editing-cycles>
    <meta:generator>LibreOffice/5.4.6.2$Linux_X86_64 LibreOffice_project/40m0$Build-2</meta:generator>
    <meta:document-statistic meta:table-count="0" meta:image-count="0" meta:object-count="0" meta:page-count="3" meta:paragraph-count="68" meta:word-count="597" meta:character-count="3922" meta:non-whitespace-character-count="3412"/>
  </office:meta>
</office:document-meta>
</file>